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background-color="#ffffff"/>
    </style:style>
    <style:style style:name="P3" style:family="paragraph">
      <style:paragraph-properties fo:text-align="center"/>
    </style:style>
    <style:style style:name="T1" style:family="text">
      <style:text-properties fo:background-color="#ffff00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taxe</text:p>
      <text:p text:style-name="P1"/>
      <text:p text:style-name="Standard">Regra =&gt;| seletor <text:span text:style-name="T1">{ propriedade: valor; }</text:span> |</text:p>
      <text:p text:style-name="Standard"><draw:line text:anchor-type="paragraph" draw:z-index="0" draw:style-name="gr1" draw:text-style-name="P3" svg:x1="4.909cm" svg:y1="0.136cm" svg:x2="4.909cm" svg:y2="0.718cm"><text:p/></draw:line></text:p>
      <text:p text:style-name="Standard"><draw:polyline text:anchor-type="paragraph" draw:z-index="1" draw:style-name="gr1" draw:text-style-name="P3" svg:width="0.502cm" svg:height="0.158cm" svg:x="4.671cm" svg:y="0.099cm" svg:viewBox="0 0 503 159" draw:points="0,26 265,159 503,0"><text:p/></draw:polyline></text:p>
      <text:p text:style-name="Standard"><text:s/><text:tab/><text:tab/><text:tab/><text:span text:style-name="T1">declaração</text:span></text:p>
      <text:p text:style-name="Standard"><text:span text:style-name="T1"/></text:p>
      <text:p text:style-name="Standard"><text:span text:style-name="T1">h1{</text:span></text:p>
      <text:p text:style-name="P2"><text:tab/>h1{color: red;</text:p>
      <text:p text:style-name="P2"><text:tab/>font-size: 16px;</text:p>
      <text:p text:style-name="Standard"><text:span text:style-name="T1">}</text:span></text:p>
      <text:p text:style-name="Standard"><text:span text:style-name="T1"/></text:p>
      <text:p text:style-name="P2">Como incluir</text:p>
      <text:p text:style-name="P2">Inline</text:p>
      <text:p text:style-name="P2">&lt;p style="...&gt; ... &lt;/p&gt;</text:p>
      <text:p text:style-name="P2">Interno</text:p>
      <text:p text:style-name="P2">&lt;style&gt;... &lt;/style&gt;</text:p>
      <text:p text:style-name="P2">Externo</text:p>
      <text:p text:style-name="P2">Arquivo externo</text:p>
      <text:p text:style-name="P2"/>
      <text:p text:style-name="P2"/>
      <text:p text:style-name="P2">HTML</text:p>
      <text:p text:style-name="P2">&lt;p&gt; &lt;/p&gt;</text:p>
      <text:p text:style-name="P2">CSS</text:p>
      <text:p text:style-name="P2">p { ... }</text:p>
      <text:p text:style-name="P2"/>
      <text:p text:style-name="P2">CLASSE:</text:p>
      <text:p text:style-name="P2">HTML</text:p>
      <text:p text:style-name="P2">&lt;p class="minha-classe&gt;...&lt;/p&gt;</text:p>
      <text:p text:style-name="P2">CSS</text:p>
      <text:p text:style-name="P2">.minha-classe { ... }</text:p>
      <text:p text:style-name="P2"/>
      <text:p text:style-name="P2">ID</text:p>
      <text:p text:style-name="P2">HTML</text:p>
      <text:p text:style-name="P2">&lt;p id="meu-id"&gt;...&lt;/p&gt;</text:p>
      <text:p text:style-name="P2">CSS</text:p>
      <text:p text:style-name="P2">#meu-id { ... }</text:p>
      <text:p text:style-name="P2"/>
      <text:p text:style-name="P2">fonts</text:p>
      <text:p text:style-name="P2"><text:tab/>font-family</text:p>
      <text:p text:style-name="P2"><text:tab/>font-size</text:p>
      <text:p text:style-name="P2"><text:tab/>font-style</text:p>
      <text:p text:style-name="P2"><text:tab/>font-variant</text:p>
      <text:p text:style-name="P2">text</text:p>
      <text:p text:style-name="P2"><text:tab/>text-align</text:p>
      <text:p text:style-name="P2"><text:tab/>text-decoration</text:p>
      <text:p text:style-name="P2"><text:tab/>text-ident</text:p>
      <text:p text:style-name="P2"><text:tab/>text-transform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9M3S</meta:editing-duration>
    <meta:editing-cycles>9</meta:editing-cycles>
    <meta:generator>OpenOffice/4.1.13$Win32 OpenOffice.org_project/4113m1$Build-9810</meta:generator>
    <dc:date>2022-12-14T12:55:52.28</dc:date>
    <dc:creator>Heitor Ferreira</dc:creator>
    <meta:document-statistic meta:table-count="0" meta:image-count="0" meta:object-count="0" meta:page-count="1" meta:paragraph-count="38" meta:word-count="65" meta:character-count="432"/>
    <meta:user-defined meta:name="Info 1"/>
    <meta:user-defined meta:name="Info 2"/>
    <meta:user-defined meta:name="Info 3"/>
    <meta:user-defined meta:name="Info 4"/>
  </office:meta>
</office:document-meta>
</file>